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 Nova Cond Light" svg:font-family="'Arial Nova Cond Light'"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loext:graphic-properties draw:fill="solid" draw:fill-color="#f8f9fa" draw:opacity="100%"/>
      <style:paragraph-properties fo:margin-left="0cm" fo:margin-right="0cm" fo:margin-top="0cm" fo:margin-bottom="0cm" style:contextual-spacing="false" style:line-height-at-least="0.953cm" fo:text-align="start" style:justify-single-word="false" fo:orphans="2" fo:widows="2" fo:text-indent="0cm" style:auto-text-indent="false" fo:background-color="#f8f9fa" fo:padding="0cm" fo:border="none" style:writing-mode="lr-tb"/>
      <style:text-properties fo:font-variant="normal" fo:text-transform="none" fo:color="#202124" loext:opacity="100%" style:font-name="Arial" fo:font-size="12pt" fo:letter-spacing="normal" fo:language="el" fo:country="GR" fo:font-style="normal" fo:font-weight="normal" style:font-size-asian="12pt" style:font-size-complex="12pt"/>
    </style:style>
    <style:style style:name="P2" style:family="paragraph" style:parent-style-name="Preformatted_20_Text">
      <loext:graphic-properties draw:fill="solid" draw:fill-color="#f8f9fa" draw:opacity="100%"/>
      <style:paragraph-properties fo:margin-top="0cm" fo:margin-bottom="0cm" style:contextual-spacing="false" style:line-height-at-least="0.953cm" fo:text-align="start" style:justify-single-word="false" fo:orphans="2" fo:widows="2" fo:background-color="#f8f9fa" fo:padding="0cm" fo:border="none" style:writing-mode="lr-tb"/>
      <style:text-properties fo:font-variant="normal" fo:text-transform="none" fo:color="#202124" loext:opacity="100%" style:font-name="Arial" fo:font-size="12pt" fo:letter-spacing="normal" fo:language="el" fo:country="GR" fo:font-style="normal" fo:font-weight="normal" style:font-size-asian="12pt" style:font-size-complex="12pt"/>
    </style:style>
    <style:style style:name="P3" style:family="paragraph" style:parent-style-name="Preformatted_20_Text">
      <loext:graphic-properties draw:fill="solid" draw:fill-color="#f8f9fa" draw:opacity="100%"/>
      <style:paragraph-properties fo:margin-top="0cm" fo:margin-bottom="0cm" style:contextual-spacing="false" style:line-height-at-least="0.953cm" fo:text-align="start" style:justify-single-word="false" fo:orphans="2" fo:widows="2" fo:background-color="#f8f9fa" fo:padding="0cm" fo:border="none" style:writing-mode="lr-tb"/>
      <style:text-properties fo:font-variant="normal" fo:text-transform="none" fo:color="#202124" loext:opacity="100%" style:font-name="Arial" fo:font-size="12pt" fo:letter-spacing="normal" style:font-size-asian="12pt" style:font-size-complex="12pt"/>
    </style:style>
    <style:style style:name="P4" style:family="paragraph" style:parent-style-name="Preformatted_20_Text">
      <loext:graphic-properties draw:fill="solid" draw:fill-color="#f8f9fa" draw:opacity="100%"/>
      <style:paragraph-properties fo:margin-top="0cm" fo:margin-bottom="0cm" style:contextual-spacing="false" style:line-height-at-least="0.953cm" fo:text-align="start" style:justify-single-word="false" fo:orphans="2" fo:widows="2" fo:background-color="#f8f9fa" fo:padding="0cm" fo:border="none" style:writing-mode="lr-tb"/>
      <style:text-properties fo:font-variant="normal" fo:text-transform="none" fo:color="#c9211e" loext:opacity="100%" style:font-name="Arial" fo:font-size="12pt" fo:letter-spacing="normal" fo:language="en" fo:country="US" fo:font-style="normal" style:text-underline-style="solid" style:text-underline-width="auto" style:text-underline-color="font-color" fo:font-weight="bold" officeooo:rsid="00095075" officeooo:paragraph-rsid="00095075" style:font-size-asian="12pt" style:font-weight-asian="bold" style:font-size-complex="12pt" style:font-weight-complex="bold"/>
    </style:style>
    <style:style style:name="P5" style:family="paragraph" style:parent-style-name="Standard">
      <style:text-properties style:font-name="Arial" fo:font-size="12pt" style:font-size-asian="12pt" style:font-size-complex="12pt"/>
    </style:style>
    <style:style style:name="T1" style:family="text">
      <style:text-properties officeooo:rsid="0005347e"/>
    </style:style>
    <style:style style:name="T2" style:family="text">
      <style:text-properties officeooo:rsid="0005347e" style:font-name-asian="NSimSun1" style:font-name-complex="Liberation Mono"/>
    </style:style>
    <style:style style:name="T3" style:family="text">
      <style:text-properties officeooo:rsid="000ab7e7" style:font-name-asian="NSimSun1" style:font-name-complex="Liberation Mono"/>
    </style:style>
    <style:style style:name="T4" style:family="text">
      <style:text-properties fo:language="el" fo:country="GR" fo:font-style="normal" fo:font-weight="normal"/>
    </style:style>
    <style:style style:name="T5" style:family="text">
      <style:text-properties officeooo:rsid="00069dbb"/>
    </style:style>
    <style:style style:name="T6" style:family="text">
      <style:text-properties officeooo:rsid="000ab7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tw-target-text"/>Η τροπολογία 802.11n περιλαμβάνει πολλές βελτιώσεις που βελτιώνουν το εύρος WLAN <text:span text:style-name="T1">την </text:span>αξιοπιστία και <text:span text:style-name="T1">την </text:span>απόδοση. Στο φυσικό επίπεδο (PHY), <text:span text:style-name="T1">η </text:span>προηγμένη επεξεργασία σήματος και τεχνικές διαμόρφωσης έχουν προστεθεί για την εκμετάλλευση πολλαπλών κεραιών και ευρύτερων καν<text:span text:style-name="T2">αλιών</text:span>. Στο επίπεδο Media Access Control (MAC), οι επεκτάσεις πρωτοκόλλου δημιουργούν περισσότερ<text:span text:style-name="T1">ο </text:span>αποτελεσματική χρήση του διαθέσιμου εύρους ζώνης. Μαζί, <text:span text:style-name="T1">με </text:span>αυτά τα Υψηλή<text:span text:style-name="T1">σ</text:span> Απόδοση<text:span text:style-name="T1">ς</text:span> (HT) <text:span text:style-name="T5">ο</text:span>ι βελτιώσεις μπορούν να αυξήσουν τους ρυθμούς δεδομένων έως και 600 Mbps - περισσότερο από δέκα φορές βελτίωση άνω των 54 Mbps 802.11a / g (τώρα θεωρείται παλαιότερες συσκευές).</text:p>
      <text:p text:style-name="P2">Ωστόσο, η πραγματική απόδοση WLAN επηρεάζεται πάντα από πολλές μεταβλητές, από το περιβάλλον RF στην επιλογή προϊόντος, τοποθέτηση και διαμόρφωση. Κατά την ανάπτυξη 802.11n, είναι εξαιρετικά σημαντικό να κατανοήσετε <text:span text:style-name="T1">ο</text:span>τι Αυτές οι βελτιώσεις υψηλής απόδοσης κάνουν, πώς επηρεάζουν και συνυπάρχουν 802.11a / g WLAN παλαιού τύπου και ποια από τα πολλά προαιρετικά "n" διαθέτει τα νέα σας τα προϊόντα υποστηρίζουν πραγματικ<text:span text:style-name="T1">α.</text:span></text:p>
      <text:p text:style-name="P2"/>
      <text:p text:style-name="P2"><text:bookmark text:name="tw-target-text1"/>Πίσω από τις περισσότερες βελτιώσεις 802.11n βρίσκεται η δυνατότητα λήψης και / ή μετάδοσης ταυτόχρονα μέσω πολλαπλών κεραιών. Το 802.11n ορίζει πολλές κεραίες "M x N" διαμορφώσεις, που κυμαίνονται από "1 x 1" έως "4 x 4". Αυτό αναφέρεται στον αριθμό εκπομπής (M) και λήψη (N) κεραίες - για παράδειγμα, ένα AP με δύο εκπομπές και τρεις λήψη κεραιών είναι μια συσκευή MIMO "2 x 3".</text:p>
      <text:p text:style-name="P2"/>
      <text:p text:style-name="P2"><text:bookmark text:name="tw-target-text2"/>Γενικά, όσο περισσότερες κεραίες χρησιμοποιεί μια συσκευή 802.11n ταυτόχρονα, τόσο υψηλότερη είναι μέγιστος ρυθμός δεδομένων. Ωστόσο, πολλές κεραίες δεν αυξάνονται από μόνες τους ρυθμός ή εύρος δεδομένων. Αυτές οι βελτιώσεις προέρχονται από τον τρόπο που η συσκευή MIMO πραγματικά χρησιμοποιεί τις πολλαπλές κεραίες του - δηλαδή τις προηγμένες τεχνικές επεξεργασίας σήματος</text:p>
      <text:p text:style-name="P2"><text:soft-page-break/>εισήχθη από το 802.11n<text:bookmark text:name="tw-target-text3"/> .Spatial Multiplexing (SM) υποδιαιρεί μια εξερχόμενη ροή σήματος σε πολλαπλάσια κομμάτια, μεταδίδονται μέσω διαφορετικών κεραιών. Επειδή κάθε μετάδοση εξαπλώνεται σε διαφορετικό μονοπάτι, φτάνουν αυτά τα κομμάτια - που ονομάζονται χωρικές ροές διαφορετικά δυνατά σημεία και καθυστερήσεις. Εφόσον οι μεμονωμένες ροές φτάνουν στον δέκτη με αρκετά διακριτές χωρικές υπογραφές, ένας δέκτης με δυνατότητα SM είναι σε θέση να</text:p>
      <text:p text:style-name="P2">επανασυναρμολογήστε τα ξανά στην αρχική ροή σήματος. Πολλαπλή σύμπλεξη δύο χωρικών ρέει σε ένα μόνο κανάλι (ραδιοσυχνότητα) διπλασιάζει αποτελεσματικά την χωρητικότητα και έτσι μεγιστοποιεί το ρυθμό δεδομένων. Και τα 802.11n AP πρέπει να εφαρμόζουν τουλάχιστον δύο χωρικές ροές,έως τέσσερα το πολύ. Οι σταθμοί 802.11n μπορούν να υλοποιήσουν μόλις ένα χωρικό ρεύμα.</text:p>
      <text:p text:style-name="P2">Το Space-Time Block Coding (STBC) στέλνει μια έξοδο ροής εξερχόμενου σήματος,</text:p>
      <text:p text:style-name="P2">χρησιμοποιώντας έως και τέσσερα διαφορετικά κωδικοποιημένα χωρικά ρεύματα, το καθένα μεταδίδεται μέσω <text:span text:style-name="T6">μιας</text:span> διαφορετική<text:span text:style-name="T6">ς</text:span> κεραία<text:span text:style-name="T6">ς</text:span>. Συγκρίνοντας τις χωρικές ροές που φθάνουν, ο δέκτης έχει <text:span text:style-name="T3">μια</text:span> καλύτερ<text:span text:style-name="T6">η</text:span> πιθανότητα ακριβούς προσδιορισμού της αρχικής ροής σήματος παρουσία RF παρεμβολές και παραμόρφωση. Δηλαδή, το STBC βελτιώνει την αξιοπιστία μειώνοντας το σφάλμα ρυθμ<text:span text:style-name="T6">ού</text:span> που έχει εμπειρία σε μια δεδομένη αναλογία σήματος προς θόρυβο (SNR). Αυτό το προαιρετικό 802.11n</text:p>
      <text:p text:style-name="P2">Η δυνατότητα μπορεί να συνδυαστεί με SM, αλλά μπορεί να χρησιμοποιηθεί μόνο όταν ο αριθμός των οι κεραίες εκπομπής υπερβαίνουν τον αριθμό των κεραιών λήψης. Transmit Beamforming (TxBF) οδηγεί μια εξερχόμενη ροή σήματος προς το</text:p>
      <text:p text:style-name="P2">προοριζόμενος δέκτης συγκεντρώνοντας τη μεταδιδόμενη ενέργεια RF σε μια δεδομένη κατεύθυνση. Αυτ<text:span text:style-name="T6">η </text:span>Η τεχνική αξιοποιεί πρόσθετες και καταστροφικές περιβαλλοντικές επιπτώσεις, αξιοποιώντας RF</text:p>
      <text:p text:style-name="P2"><text:soft-page-break/>φαινόμενα όπως η ανάκλαση σήματος και η πολλαπλή διαδρομή για τη βελτίωση της ισχύος του λαμβανόμενου σήματος και διατηρούν υψηλότερα ποσοστά δεδομένων. Για να κατευθύνετε το σήμα προς την καλύτερη κατεύθυνση, ο πομπός</text:p>
      <text:p text:style-name="P2">πρέπει να ξέρει πώς θα ληφθεί αυτό το σήμα. Αυτή η "γνώση καναλιού" μπορεί</text:p>
      <text:p text:style-name="P2">να ληφθεί σιωπηρά (υποθέτοντας ότι η διάδοση είναι ταυτόσημη και στις δύο κατευθύνσεις) ή ρητά (με τη λήψη σχολίων από τον παραλήπτη). Αυτή η προαιρετική δυνατότητα 802.11n δεν έχει ακόμη εφαρμοστεί ευρέως.</text:p>
      <text:p text:style-name="P2"><text:bookmark text:name="tw-target-text4"/>Οι πολλαπλές κεραίες και οι χωρικές ροές που υποστηρίζονται από όλα τα AP 802.11n είναι υπεύθυνος για μεγάλο μέρος της απόδοσης και της αύξησης εύρους έναντι των παλαιών AP. Ο αριθμός των κεραιών και των χωρικών ροών ποικίλλει, όπως και η υποστήριξη για STBC και TxBF επιλογές. Ωστόσο, μόνο 802.11n σταθμοί μπορούν να αποκομίσουν το όφελος των δεδομένων υψηλής απόδοσης</text:p>
      <text:p text:style-name="P2">τιμές.<text:bookmark text:name="tw-target-text5"/>Μια άλλη προαιρετική δυνατότητα 802.11n που ωφελεί μόνο τις νέες συσκευές είναι τα 40 MHz κανάλια που χρησιμοποιούν διπλάσιο εύρος ζώνης για να διπλασιάσουν την απόδοση.Τα προϊόντα Legacy 802.11 χρησιμοποιούν κανάλια πλάτους περίπου 20 MHz. Στο US, 802.11b / g ραδιόφωνα χρησιμοποιούν ένα από τα 11 κανάλια των 20 MHz (τρία μη επικαλυπτόμενα: 1, 6,11) εντός της ζώνης συχνοτήτων ISM 2,4 GHz. Τα ραδιόφωνα 802.11a χρησιμοποιούν ένα από τα 12 μη επικαλυπτόμενα 20 MHz κανάλια στη ζώνη 5 GHz UNII. Τα νέα προϊόντα 802.11n μπορούν να χρησιμοποιούν κανάλια πλάτους 20 ή 40 MHz είτε στο ISM είτε στο UNII ζώνη. Με άλλα λόγια, τους επιτρέπεται να χρησιμοποιούν μεγαλύτερο εύρος ζώνης για ενίσχυση διακίνηση.</text:p>
      <text:p text:style-name="P2">Συγκρίνετε αυτά τα κανάλια και τα AP με λωρίδες και διόδια διοδίων σε αυτοκινητόδρομο. Κάθε παλιό Το περίπτερο (802.11b / g AP) έλαβε αυτοκίνητα από μία μόνο λωρίδα (κανάλι 20 MHz), ενώ καινούργια Οι θάλαμοι (802.11n AP) μπορούν να εξυπηρετήσουν δύο παρακείμενες λωρίδες (κανάλι 40 MHz). Ενα νέο</text:p>
      <text:p text:style-name="P2">θαλάμος θα μπορούσε να χειριστεί δύο φορές περισσότερα οχήματα ανά ώρα.</text:p>
      <text:p text:style-name="P2"><text:soft-page-break/>Αλλά οι ζώνες συχνοτήτων 2,4 και 5 GHz δεν έγιναν μεγαλύτερες. Αυτά τα 2,4 GHz</text:p>
      <text:p text:style-name="P2">Ο αυτοκινητόδρομος έχει ακόμα τρεις λωρίδες, οπότε μπορεί να χρησιμοποιήσει μόνο έναν θάλαμο διπλού πλάτους. Η τρίτη λωρίδα αφήνει χώρο για ένα μόνο περίπτερο παλαιού τύπου. Ωστόσο, ο αυτοκινητόδρομος 12 λωρίδων 5 GHz</text:p>
      <text:p text:style-name="P2">μπορεί να εκμεταλλευτεί πολύ καλύτερα τα περίπτερα διπλού πλάτους, ενώ μπορεί επίσης να φιλοξενήσει περισσότερα περίπτερα παλαιού τύπου. Αυτός είναι ο λόγος για τον οποίο τα περισσότερα WLAN 802.11n θα καταλήξουν να χρησιμοποιούν κανάλια 40 MHz μόνο στη ζώνη UNII 5 GHz.<text:bookmark text:name="tw-target-text6"/>Η χρήση ISM περιπλέκεται περαιτέρω από την αλληλεπικάλυψη καναλιών 802.11b / g. Όταν ένα 802.11b / g μεταδίδει ραδιόφωνο, το διαμορφωμένο σήμα έχει σχεδιαστεί για πτώση +/- 11 MHz από το</text:p>
      <text:p text:style-name="P2">κέντρο συχνότητας καναλιού. Αλλά κάποια ενέργεια RF καταλήγει σε «αιμορραγία» σε συχνότητες έως 30 MHz από το κέντρο του καναλιού. Ως αποτέλεσμα, κάθε 802.11b / g AP στην πραγματικότητα καταναλώνει 5 αλληλεπικαλυπτόμενα κανάλια. Για παράδειγμα, ένα AP που χρησιμοποιεί το κανάλι 6 προκαλεί σημαντικές παρεμβολές στα κανάλια 5 και 7, και κάποιες παρεμβολές στα κανάλια 4</text:p>
      <text:p text:style-name="P2">και 8. Αυτό αφήνει μόνο 3 μη επικαλυπτόμενα (ταυτόχρονα χρησιμοποιήσιμα) κανάλια 20 MHz:1, 6 και 11.<text:bookmark text:name="tw-target-text7"/>Η μετάδοση σε ένα κανάλι 40 MHz 802.11n στη ζώνη ISM θα επιδεινώσει αυτό έλλειψη καταναλώνοντας 9 κανάλια: η κεντρική συχνότητα συν τέσσερα κανάλια στο αριστερά και τέσσερα στα δεξιά. Εύρεση αυτών των πολλών γειτονικών αχρησιμοποίητων καναλιών στο η συμφόρηση ISM είναι σπάνια. Έτσι, η λειτουργία 40 MHz 802.11n θα ήταν πολύ πιθανή παρεμβαίνετε με υπάρχοντα AP 802.11b / g. Για να το μετριάσετε αυτό, 802.11n AP χρησιμοποιώντας 40 MHz Τα κανάλια απαιτείται για την ακρόαση για συσκευές παλαιού τύπου (ή άλλες μη 40 MHz HT) και παρέχουν μηχανισμούς συνύπαρξης<text:bookmark text:name="tw-target-text8"/> 802.11n Τα AP και οι σταθμοί πρέπει να διαπραγματευτούν δυνατότητες όπως ο αριθμός των χωρικών</text:p>
      <text:p text:style-name="P2"><text:soft-page-break/>ροές και πλάτος καναλιού. Πρέπει επίσης να συμφωνήσουν για τον τύπο της διαμόρφωσης RF, ρυθμός κωδικοποίησης και διάστημα προστασίας που θα χρησιμοποιηθεί. Ο συνδυασμός όλων αυτών των παραγόντων</text:p>
      <text:p text:style-name="P2">καθορίζει τον πραγματικό ρυθμό δεδομένων PHY, που κυμαίνεται από τουλάχιστον 6,5 Mbps έως a μέγιστο 600 Mbps (επιτυγχάνεται αξιοποιώντας όλες τις πιθανές επιλογές 802.11n). Επειδή το 802.11n καθορίζει 77 πιθανές παραλλαγές των παραγόντων που καθορίζουν τα δεδομένα απαιτείται ένας σαφής και αποτελεσματικός τρόπος για την επικοινωνία τους. Το 802.11n</text:p>
      <text:p text:style-name="P2">Το πρότυπο ορίζει το Modulation and Coding Scheme (MCS) - έναν απλό ακέραιο αριθμό σε κάθε παραλλαγή διαμόρφωσης, ρυθμό κωδικοποίησης, διάστημα προστασίας, πλάτος καναλιού και αριθμός χωρικών ρευμάτων. Ορισμένες ευρέως υποστηριζόμενες τιμές MCS 802.11n είναι απεικονίζεται στον Πίνακα 1. Ο ρυθμός διαμόρφωσης και κωδικοποίησης καθορίζει τον τρόπο αποστολής των δεδομένων μέσω του αέρα. Για παράδειγμα, το Binary Phase Shift Keying (BPSK) συμπεριλήφθηκε στο πρωτότυπο Πρότυπο 802.11, ενώ το Quadrature Amplitude Modulation (QAM) προστέθηκε από το 802.11α. Οι νεότερες μέθοδοι διαμόρφωσης και οι ρυθμοί κωδικοποίησης είναι γενικά περισσότερο αποτελεσματική και διατηρεί υψηλότερα ποσοστά δεδομένων, αλλά οι παλαιότερες μέθοδοι και τα ποσοστά παραμένουν υποστηρίζεται για συμβατότητα προς τα πίσω.Το Guard Interval είναι ο χρόνος μεταξύ των μεταδιδόμενων συμβόλων (η μικρότερη μονάδα του</text:p>
      <text:p text:style-name="P2">τα δεδομένα αποστέλλονται ταυτόχρονα). Αυτό το διάστημα φύλαξης είναι απαραίτητο για την αντιστάθμιση των αποτελεσμάτων του multipath που διαφορετικά θα προκαλούσε Inter-Symbol Interference (ISI). Φρουρά</text:p>
      <text:p text:style-name="P2">Το διάστημα είναι σαν να σταματάμε ανάμεσα σε λέξεις που μιλάνε σε μεγάφωνο για να ξεπεραστεί echo (αντανάκλαση ηχητικών κυμάτων). Οι συσκευές παλαιού τύπου 802.11a / <text:soft-page-break/>g χρησιμοποιούν προστατευτικό 800 ns διάστημα, αλλά οι συσκευές 802.11n έχουν την επιλογή παύσης μόλις 400 ns. Κοντύτερος</text:p>
      <text:p text:style-name="P2">Τα χρονικά διαστήματα φρουράς θα οδηγούσαν σε περισσότερες παρεμβολές και μειωμένη απόδοση, ενώ Το μεγαλύτερο χρονικό διάστημα Guard θα οδηγούσε σε ανεπιθύμητο χρόνο αδράνειας στο ασύρματο περιβάλλον. Το Short Guard Interval (SGI) αυξάνει το ρυθμό δεδομένων κατά 11 τοις εκατό ενώ η διατήρηση του διαχωρισμού συμβόλων επαρκεί για τα περισσότερα περιβάλλοντα. Το Unqual Modulation αναφέρεται σε διαφορετικό τύπο διαμόρφωσης και ρυθμό κωδικοποίησης σε κάθε χωρική ροή. Οι τιμές MCS 0 έως 31 ορίζουν την ίδια διαμόρφωση και η κωδικοποίηση θα χρησιμοποιηθεί σε όλες τις ροές, ενώ οι τιμές MCS 32 έως 77 περιγράφουν μικτοί συνδυασμοί που μπορούν να χρησιμοποιηθούν για τη διαμόρφωση δύο έως τεσσάρων ροών. Για παράδειγμα, το MCS 33 αναφέρεται στη χρήση 16-QAM σε χωρική ροή # 1 και QPSK σε ροή # 2, ενώ το MCS 77 αναφέρεται στη χρήση 64-QAM σε ροές # 1-3 με 16-QAM στη ροή # 4.</text:p>
      <text:p text:style-name="P2">Απαιτούνται AP 802.11n για την υποστήριξη τουλάχιστον τιμών MCS 0 έως 15, ενώ</text:p>
      <text:p text:style-name="P3"><text:span text:style-name="T4">Οι σταθμοί 802.11n πρέπει να υποστηρίζουν τιμές MCS 0 έως 7. Όλες οι άλλες τιμές MCS,συμπεριλαμβανομένων αυτών που σχετίζονται με κανάλια 40 MHz, SGI και άνιση διαμόρφωση προαιρετικός. Προσδιορισμός κοινών τιμών που υποστηρίζονται από όλα τα 802.11n σας .Οι συσκευές είναι ένας καλός τρόπος για να προσδιορίσετε το σύνολο των ποσοστών δεδομένων που μπορούν πραγματικά να χρησιμοποιηθούν από το WLAN σας.</text:span><text:bookmark text:name="tw-target-text9"/><text:span text:style-name="T4">Οι βελτιώσεις PHY που περιγράφονται μέχρι στιγμής αυξάνουν το μέγιστο ρυθμό δεδομένων PHY, αλλά θα έκανε πολύ αναποτελεσματική χρήση των κυμάτων αέρα χωρίς το ακόλουθο στρώμα MAC βελτιώσεις που χρησιμοποιήθηκαν επίσης από 802.11n.Το Block Acknowledgement μειώνει τον αριθμό των ACK που πρέπει να λάβει ένας δέκτης αποστολή σε πομπό για επιβεβαίωση παράδοσης καρέ. Πομποί 802.11a / g παλαιού τύπου περιμένετε ένα (σχεδόν άμεσο) ACK για κάθε πλαίσιο πολλαπλής διανομής / μετάδοσης. Αλλά</text:span></text:p>
      <text:p text:style-name="P2"><text:soft-page-break/>Οι πομποί 802.11n δέχονται επίσης Block ACKs που επιβεβαιώνουν τη λήψη πολλαπλών unicast πλαίσια. Για παράδειγμα, αντί να στείλετε 9 παλαιού τύπου ACK για επιβεβαίωση στα πλαίσια 1 έως 8 και 10, ένας δέκτης 802.11n μπορεί να πει το ίδιο πράγμα με απλά ένα μπλοκ ACK. Το Frame Aggregation αυξάνει το ωφέλιμο φορτίο που μπορεί να μεταφερθεί από κάθε 802.11 πλαίσιο, μειώνοντας τα επίπεδα της MAC πάνω από 83% σε 58%(χρησιμοποιώντας A-MSDU) και 14% (όταν χρησιμοποιείτε A-MPDU). Οι συσκευές παλαιού τύπου 802.11a / g μπορούν</text:p>
      <text:p text:style-name="P2">Στείλτε όχι περισσότερο από 2304 byte ωφέλιμου φορτίου ανά καρέ. Αλλά νέες συσκευές 802.11n έχετε την επιλογή συνδυασμού πλαισίων για μετάδοση, αυξάνοντας το ωφέλιμο φορτίο μέγεθος για να μειώσει τη σημασία της σταθερής επιβάρυνσης που προκαλείται από το πλαίσιο απόσταση και προοίμιο. Υπάρχουν δύο επιλογές συγκέντρωσης: Ο συνδυασμός μονάδων δεδομένων υπηρεσίας MAC (A-MSDU) ομαδοποιεί τη λογική σύνδεση πακέτα ελέγχου (MSDUs) με την ίδια ποιότητα εξυπηρέτησης 802.11e ανεξάρτητα από την πηγή ή τον προορισμό. Το προκύπτον πλαίσιο MAC περιέχει μια κεφαλίδα MAC, ακολουθούμενη από 7935 MSDU byte. Ο συνδυασμός μονάδων δεδομένων πρωτοκόλλου MAC (A-MPDU) εμφανίζεται αργότερα, μετά Οι κεφαλίδες MAC προστίθενται σε κάθε MSDU. Πλήρης καρέ MAC (MPDUs) στη συνέχεια ομαδοποιούνται σε ωφέλιμα φορτία PHY έως 65535 byte.</text:p>
      <text:p text:style-name="P2"/>
      <text:p text:style-name="P4">IEEE 802.11n</text:p>
      <text:p text:style-name="P2">Το 802.11n υποστηρίζει έως και 4 χωρικές ροές και 77 δείκτες MCS (δείκτης MCS 0-76). Για να υπολογίσετε το ρυθμό δεδομένων 802.11n, πρέπει να λάβετε υπόψη το διάστημα / εύρος ζώνης καναλιού που χρησιμοποιείται (20MHz ή 40MHz), το χρονικό διάστημα προστασίας (800ns ή 400ns) ), ο αριθμός των κεραιών / χωρικών ροών (έως 4), το επίπεδο του λαμβανόμενου σήματος σε κάθε κεραία από κάθε χωρική ροή, εάν ισχύει ένα σχήμα EQM (Equal Modulation Schemes) ή ένα UEQM (Unequal Modulation Schemes). <text:soft-page-break/>Με τις παραπάνω πληροφορίες, μπορεί κανείς να επιλέξει το θεωρητικό ρυθμό δεδομένων από τον πίνακα ευρετηρίου MCS (πίνακας δείκτη MCS 0-76).<text:line-break/>Σημείωση: Το κριτήριο της ελάχιστης ευαισθησίας ισχύει για παρόμοια σχήματα διαμόρφωσης ανεξάρτητα από τον αριθμό ευρετηρίου MCS (πίνακας δείκτη MCS 0-76)</text:p>
      <text:p text:style-name="P2"/>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 Nova Cond Light" svg:font-family="'Arial Nova Cond Light'"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6T20:01:29.568000000</meta:creation-date>
    <dc:date>2021-06-25T23:36:23.904000000</dc:date>
    <meta:editing-duration>PT34M4S</meta:editing-duration>
    <meta:editing-cycles>4</meta:editing-cycles>
    <meta:generator>LibreOffice/7.1.4.2$Windows_X86_64 LibreOffice_project/a529a4fab45b75fefc5b6226684193eb000654f6</meta:generator>
    <meta:document-statistic meta:table-count="0" meta:image-count="0" meta:object-count="0" meta:page-count="8" meta:paragraph-count="34" meta:word-count="1999" meta:character-count="13262" meta:non-whitespace-character-count="11297"/>
  </office:meta>
</office:document-meta>
</file>